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4pt" officeooo:rsid="00075109" officeooo:paragraph-rsid="00075109" style:font-size-asian="12.25pt" style:font-size-complex="14pt"/>
    </style:style>
    <style:style style:name="P2" style:family="paragraph" style:parent-style-name="Standard">
      <style:text-properties style:font-name="Abyssinica SIL" fo:font-size="12pt" officeooo:rsid="00075109" officeooo:paragraph-rsid="00075109" style:font-size-asian="12pt" style:font-size-complex="12pt"/>
    </style:style>
    <style:style style:name="P3" style:family="paragraph" style:parent-style-name="Standard" style:list-style-name="L1">
      <style:text-properties style:font-name="Abyssinica SIL" fo:font-size="12pt" officeooo:rsid="00075109" officeooo:paragraph-rsid="00075109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</text:p>
      <text:p text:style-name="P1"/>
      <text:p text:style-name="P2">Die website sollte möglichst schnell sein. Um dieses Ziel zu erreichen, sind folgende Punkte besonders relevant:</text:p>
      <text:p text:style-name="P2"/>
      <text:list xml:id="list531922584" text:style-name="L1">
        <text:list-item>
          <text:p text:style-name="P3">Lightweight (kein javascrip)</text:p>
        </text:list-item>
        <text:list-item>
          <text:p text:style-name="P3">Bilder, welche angezeigt werden, so klein wie möglich. </text:p>
        </text:list-item>
        <text:list-item>
          <text:p text:style-name="P3">Websockets für bidirektionale Kommunikation zwischen Smartphone und Webserver zwecks Austausch von Statusinformationen.</text:p>
        </text:list-item>
      </text:list>
      <text:p text:style-name="P2"/>
      <text:p text:style-name="P2">Ein high-performance webframework (fastapi) wird gebraucht. Es ist ähnlich wie flask, nur schneller. [1] Es ist schneller, weil es auf ASGI basiert und nebenläufiger / asynchroner code ermöglicht.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1:18:36.975733467</meta:creation-date>
    <dc:date>2021-10-14T11:33:02.511760293</dc:date>
    <meta:editing-duration>PT14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71" meta:character-count="522" meta:non-whitespace-character-count="457"/>
  </office:meta>
</office:document-meta>
</file>